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-hilos-8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2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0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9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9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3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6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5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1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9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5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60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97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84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91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87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94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00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86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51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51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2159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3130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25480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991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2061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2076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238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2182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2329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27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.3323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.2967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.1148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7062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7278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9166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7863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7970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9899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75179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4.6465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5.7136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1286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2871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7278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6943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6984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7.1834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7.4217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7.4173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7.3324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7.3777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8.5731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.5013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9.3543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.46626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7.6678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.2272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8.8786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7.3301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3.9336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6.1691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1.0753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5.4993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2.8833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2.1788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89.7096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1.52540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88.9260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1.5257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58.3520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69.2220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71.8083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67.5843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96.8020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69.0954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79.2479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64.6444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76.4788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564.936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40" meta:object-count="0"/>
    <meta:generator>LibreOffice/6.4.7.2$Linux_X86_64 LibreOffice_project/40$Build-2</meta:generator>
  </office:meta>
</office:document-meta>
</file>